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paragraph-rsid="00172ecc"/>
    </style:style>
    <style:style style:name="P2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paragraph-rsid="0018a18d"/>
    </style:style>
    <style:style style:name="P3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paragraph-rsid="001cd0f2"/>
    </style:style>
    <style:style style:name="P4" style:family="paragraph" style:parent-style-name="Standard">
      <loext:graphic-properties draw:fill="none"/>
      <style:paragraph-properties fo:margin-left="0cm" fo:margin-right="0cm" fo:text-align="end" style:justify-single-word="false" fo:text-indent="0.499cm" style:auto-text-indent="false" fo:background-color="transparent"/>
      <style:text-properties style:font-name="Arial1" fo:font-size="10pt" officeooo:rsid="001f8fb2" officeooo:paragraph-rsid="001f8fb2" style:font-size-asian="8.75pt" style:font-size-complex="10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officeooo:paragraph-rsid="001baa90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99cm" style:auto-text-indent="false" style:page-number="auto" fo:background-color="transparent"/>
      <style:text-properties style:font-name="Arial1" fo:font-size="15pt" fo:font-weight="bold" officeooo:rsid="001f8fb2" officeooo:paragraph-rsid="001f8fb2" style:font-size-asian="13.1000003814697pt" style:font-weight-asian="bold" style:font-size-complex="15pt" style:font-weight-complex="bold"/>
    </style:style>
    <style:style style:name="T1" style:family="text">
      <style:text-properties officeooo:rsid="0015b64f"/>
    </style:style>
    <style:style style:name="T2" style:family="text">
      <style:text-properties officeooo:rsid="00172ecc"/>
    </style:style>
    <style:style style:name="T3" style:family="text">
      <style:text-properties officeooo:rsid="001800b0"/>
    </style:style>
    <style:style style:name="T4" style:family="text">
      <style:text-properties officeooo:rsid="0018a18d"/>
    </style:style>
    <style:style style:name="T5" style:family="text">
      <style:text-properties officeooo:rsid="0019dd12"/>
    </style:style>
    <style:style style:name="T6" style:family="text">
      <style:text-properties officeooo:rsid="001b1d32"/>
    </style:style>
    <style:style style:name="T7" style:family="text">
      <style:text-properties officeooo:rsid="001baa90"/>
    </style:style>
    <style:style style:name="T8" style:family="text">
      <style:text-properties officeooo:rsid="001bd5fe"/>
    </style:style>
    <style:style style:name="T9" style:family="text">
      <style:text-properties officeooo:rsid="001cd0f2"/>
    </style:style>
    <style:style style:name="T10" style:family="text">
      <style:text-properties officeooo:rsid="001ebfff"/>
    </style:style>
    <style:style style:name="T11" style:family="text">
      <style:text-properties officeooo:rsid="001f8f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ireito ao esquecimento</text:p>
      <text:p text:style-name="P1"/>
      <text:p text:style-name="P1"><text:span text:style-name="T1">O direito ao esquecimento consiste</text:span><text:span text:style-name="T2"> na remoção ou desindexação de informações que não reflitam <text:s/>a realidade atual da pessoa ou que sejam dolorosos para a mesma. Por mais que seu efeito teórico sobre esse direito possa parecer simples, ao colocá-lo na prática percebe-se que não é tão simples quanto aparent</text:span><text:span text:style-name="T3">a, existem muitas encruzilhadas que devem ser cuidadosamente estudadas para que não haja nenhum erro </text:span><text:span text:style-name="T6">sobre a posição tomada</text:span><text:span text:style-name="T3">.</text:span></text:p>
      <text:p text:style-name="P2"><text:span text:style-name="T3">O que alguém é hoje não representa o que era no passado e por isso ninguém deve ser marcado por algo que ocorreu em seu passado, estando a pessoa arrependida e tendo pago por seus erros, </text:span><text:span text:style-name="T4">ela tem o direito de deixar isso para trás</text:span><text:span text:style-name="T3">. </text:span><text:span text:style-name="T4">Porém não podemos esquecer de algo que é extremamente importante para nossa sociedade, o direito à</text:span><text:span text:style-name="T3"> liberdade de imprensa e de expressão, </text:span><text:span text:style-name="T4">são direitos como esses que nos fazem lembrar de fatos que ocorreram e deve-se chegar a um consenso sobre o que é de interesse público, e deve de ser lembrado, e o que afeta apenas a vida privada, podendo haver a remoção das informações. </text:span><text:span text:style-name="T6">Além do presente é preciso também estudar se o caso pode ter relevância pública no futuro.</text:span></text:p>
      <text:p text:style-name="P5"><text:span text:style-name="T2">Vivemos em um mundo digital, onde a internet faz parte da vida da maioria das pessoas, o que torna difícil a remoção de qualquer infor</text:span><text:span text:style-name="T3">ma</text:span><text:span text:style-name="T2">ção </text:span><text:span text:style-name="T3">já que a internet tende a lembrar o que consta nela e não a esquecer. </text:span><text:span text:style-name="T5">O mais prático quando se trata do direito ao esquecimento dentro da internet, seria a remoção ou </text:span><text:span text:style-name="T2">desindexação</text:span><text:span text:style-name="T5"> </text:span><text:span text:style-name="T2">d</text:span><text:span text:style-name="T5">as</text:span><text:span text:style-name="T2"> informações </text:span><text:span text:style-name="T5">dos resultados nos mecanismos de pesquisa, </text:span><text:span text:style-name="T6">porém, a posição adotada pelo Supremo Tribunal de Justiça (STJ)</text:span><text:span text:style-name="T5"> </text:span><text:span text:style-name="T6">e seguida pelo Tribunal de Justiça do Rio Grande do Sul (TJRS) é de que não se pode obrigar os provedores a removerem seus resultados dos mecanismos de pesquisa por se tratarem de páginas públicas. </text:span><text:span text:style-name="T7">É importante pensar também, se a informação deve ser removida em âmbito global, pois mesmo sendo removidas do âmbito nacional elas ainda estão presentes no resto do mundo.</text:span></text:p>
      <text:p text:style-name="P3"><text:span text:style-name="T7">Se olharmos a situação por inteira, percebemos o quão complexa ela é e como é necessário um grande estudo para qualquer decisão que seja tomada.</text:span><text:span text:style-name="T8"> </text:span><text:span text:style-name="T9">Após o caso de Mario </text:span>Costeja <text:span text:style-name="T9">em 2014, onde foi realizado um processo junto à </text:span>Agência espanhola de proteção de dados <text:span text:style-name="T9">contra a Google para que fosse realizada</text:span> <text:span text:style-name="T9">a remoção de informações desatualizadas sobre o mesmo, na União Europeia foi dado grande poder de decisão para os provedores, o que nos traz riscos, afinal, por medo de processos os provedores poderiam optar pela desindexação de informações que deveriam permanecer sendo acessíveis para o público.</text:span></text:p>
      <text:p text:style-name="P3"><text:span text:style-name="T9">Ao imaginarmos nosso futuro, o mesmo é com </text:span><text:span text:style-name="T10">acesso à</text:span><text:span text:style-name="T9"> internet </text:span><text:span text:style-name="T10">o que fará com que seja mais fácil lembrar do que esquecer fatos ocorridos e caso queiramos que o direito ao esquecimento funcione, sendo ele aprovado e executado ou rejeitado e mantido, ele deve funcionar corretamente e para tal deve-se chegar a um consenso sobre o que pode ou não ser feito e sobre onde é ou virá a ser de interesse público, </text:span><text:span text:style-name="T11">consenso esse que deve ocorrer entre a justiça como um todo e os provedores de internet, criando assim regras claras a serem seguidas para esses casos.</text:span></text:p>
      <text:p text:style-name="P3"/>
      <text:p text:style-name="P4">Henrique Britz Hah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03T21:36:58.182000000</meta:creation-date>
    <dc:date>2021-09-03T23:29:41.718000000</dc:date>
    <meta:editing-duration>PT27S</meta:editing-duration>
    <meta:editing-cycles>1</meta:editing-cycles>
    <meta:document-statistic meta:table-count="0" meta:image-count="0" meta:object-count="0" meta:page-count="1" meta:paragraph-count="7" meta:word-count="539" meta:character-count="3134" meta:non-whitespace-character-count="2601"/>
    <meta:generator>LibreOffice/6.4.5.2$Windows_X86_64 LibreOffice_project/a726b36747cf2001e06b58ad5db1aa3a9a1872d6</meta:generator>
  </office:meta>
</office:document-meta>
</file>